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3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GAMARRA CLAYSEN, WIMBE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GAMARRA CLAYSEN, WIMBE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6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GAMARRA CLAYSEN, WIMB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OSORIO POLO, UBALDIN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5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7144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5T18:45:3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